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f65b0" officeooo:paragraph-rsid="000f65b0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paragraph-rsid="000f65b0"/>
    </style:style>
    <style:style style:name="P3" style:family="paragraph" style:parent-style-name="Título_20_e_20_conteúdo_7e_LT_7e_Gliederung_20_3">
      <style:paragraph-properties fo:margin-left="0cm" fo:margin-right="0cm" fo:text-align="justify" style:justify-single-word="false" fo:text-indent="0cm" style:auto-text-indent="fals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122810" officeooo:paragraph-rsid="00122810" style:letter-kerning="true" style:font-name-asian="Tahoma" style:font-size-asian="12pt" style:font-style-asian="normal" style:font-weight-asian="normal" style:font-name-complex="Arial1" style:font-size-complex="12pt" style:font-weight-complex="normal" style:text-emphasize="none"/>
    </style:style>
    <style:style style:name="P4" style:family="paragraph" style:parent-style-name="Título_20_e_20_conteúdo_7e_LT_7e_Gliederung_20_3">
      <style:paragraph-properties fo:margin-left="0cm" fo:margin-right="0cm" fo:text-align="justify" style:justify-single-word="false" fo:text-indent="0cm" style:auto-text-indent="fals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122810" officeooo:paragraph-rsid="00122810" style:letter-kerning="true" style:font-name-asian="Tahoma" style:font-size-asian="12pt" style:font-style-asian="normal" style:font-weight-asian="normal" style:font-name-complex="Arial1" style:font-size-complex="12pt" style:font-style-complex="normal" style:font-weight-complex="normal" style:text-emphasize="none"/>
    </style:style>
    <style:style style:name="P5" style:family="paragraph" style:parent-style-name="Título_20_e_20_conteúdo_7e_LT_7e_Gliederung_20_3">
      <style:paragraph-properties fo:margin-left="0cm" fo:margin-right="0cm" fo:text-align="justify" style:justify-single-word="false" fo:text-indent="0cm" style:auto-text-indent="fals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122810" officeooo:paragraph-rsid="001269c5" style:letter-kerning="true" style:font-name-asian="Tahoma" style:font-size-asian="12pt" style:font-style-asian="normal" style:font-weight-asian="normal" style:font-name-complex="Arial1" style:font-size-complex="12pt" style:font-style-complex="normal" style:font-weight-complex="normal" style:text-emphasize="none"/>
    </style:style>
    <style:style style:name="P6" style:family="paragraph" style:parent-style-name="Título_20_e_20_conteúdo_7e_LT_7e_Gliederung_20_3">
      <style:paragraph-properties fo:margin-left="0cm" fo:margin-right="0cm" fo:text-align="justify" style:justify-single-word="false" fo:text-indent="0cm" style:auto-text-indent="fals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122810" officeooo:paragraph-rsid="00143cf9" style:letter-kerning="true" style:font-name-asian="Tahoma" style:font-size-asian="12pt" style:font-style-asian="normal" style:font-weight-asian="normal" style:font-name-complex="Arial1" style:font-size-complex="12pt" style:font-style-complex="normal" style:font-weight-complex="normal" style:text-emphasize="none"/>
    </style:style>
    <style:style style:name="P7" style:family="paragraph" style:parent-style-name="Título_20_e_20_conteúdo_7e_LT_7e_Gliederung_20_3">
      <style:paragraph-properties fo:margin-left="0cm" fo:margin-right="0cm" fo:text-align="justify" style:justify-single-word="false" fo:text-indent="0cm" style:auto-text-indent="fals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122810" officeooo:paragraph-rsid="00145c88" style:letter-kerning="true" style:font-name-asian="Tahoma" style:font-size-asian="12pt" style:font-style-asian="normal" style:font-weight-asian="normal" style:font-name-complex="Arial1" style:font-size-complex="12pt" style:font-style-complex="normal" style:font-weight-complex="normal" style:text-emphasize="none"/>
    </style:style>
    <style:style style:name="P8" style:family="paragraph" style:parent-style-name="Título_20_e_20_conteúdo_7e_LT_7e_Gliederung_20_3">
      <style:paragraph-properties fo:margin-left="0cm" fo:margin-right="0cm" fo:text-align="justify" style:justify-single-word="false" fo:text-indent="0cm" style:auto-text-indent="fals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122810" officeooo:paragraph-rsid="00151c75" style:letter-kerning="true" style:font-name-asian="Tahoma" style:font-size-asian="12pt" style:font-style-asian="normal" style:font-weight-asian="normal" style:font-name-complex="Arial1" style:font-size-complex="12pt" style:font-style-complex="normal" style:font-weight-complex="normal" style:text-emphasize="none"/>
    </style:style>
    <style:style style:name="P9" style:family="paragraph" style:parent-style-name="Título_20_e_20_conteúdo_7e_LT_7e_Gliederung_20_3">
      <style:paragraph-properties fo:margin-left="0cm" fo:margin-right="0cm" fo:text-align="justify" style:justify-single-word="false" fo:text-indent="0cm" style:auto-text-indent="fals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122810" officeooo:paragraph-rsid="00143cf9" style:letter-kerning="true" style:font-name-asian="Symbol" style:font-size-asian="12pt" style:font-style-asian="normal" style:font-weight-asian="normal" style:font-name-complex="Symbol" style:font-size-complex="12pt" style:font-style-complex="normal" style:font-weight-complex="normal" style:text-emphasize="none"/>
    </style:style>
    <style:style style:name="T1" style:family="text">
      <style:text-properties fo:font-weight="bold" officeooo:rsid="000f65b0" style:font-weight-asian="bold" style:font-weight-complex="bold"/>
    </style:style>
    <style:style style:name="T2" style:family="text">
      <style:text-properties style:font-name="Times New Roman" fo:font-size="12pt" fo:font-weight="normal" officeooo:rsid="00122810" style:font-size-asian="12pt" style:font-weight-asian="normal" style:font-size-complex="12pt" style:font-weight-complex="normal"/>
    </style:style>
    <style:style style:name="T3" style:family="text">
      <style:text-properties style:font-name="Times New Roman" fo:font-size="12pt" fo:font-weight="normal" officeooo:rsid="00143cf9" style:font-size-asian="12pt" style:font-weight-asian="normal" style:font-size-complex="12pt" style:font-weight-complex="normal"/>
    </style:style>
    <style:style style:name="T4" style:family="text">
      <style:text-properties style:font-name="Symbol" officeooo:rsid="00151c75" style:font-name-asian="Symbol" style:font-name-complex="Symbol"/>
    </style:style>
    <style:style style:name="T5" style:family="text">
      <style:text-properties officeooo:rsid="00143cf9"/>
    </style:style>
    <style:style style:name="T6" style:family="text">
      <style:text-properties style:font-style-complex="normal"/>
    </style:style>
    <style:style style:name="T7" style:family="text">
      <style:text-properties officeooo:rsid="00143cf9" style:font-style-complex="normal"/>
    </style:style>
    <style:style style:name="T8" style:family="text">
      <style:text-properties style:font-name-asian="Symbol" style:font-name-complex="Symbol"/>
    </style:style>
    <style:style style:name="T9" style:family="text">
      <style:text-properties officeooo:rsid="00155b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de exercícios Análise <text:span text:style-name="T9">Sintática</text:span>: <text:span text:style-name="T5">Gramáticas Livres de Contexto</text:span></text:p>
      <text:p text:style-name="P1"/>
      <text:p text:style-name="P2"><text:span text:style-name="T1">1) </text:span><text:span text:style-name="T2">Considere </text:span><text:span text:style-name="T3">a gramática E → Es; | s;</text:span></text:p>
      <text:p text:style-name="P3"><text:span text:style-name="T6">a) </text:span><text:span text:style-name="T7">Que </text:span><text:span text:style-name="T6">tipos</text:span><text:span text:style-name="T7"> </text:span><text:span text:style-name="T6">de cadeias ela gera?</text:span></text:p>
      <text:p text:style-name="P4">b) Apresente derivações à esquerda e à direita para a cadeia s;s;, utilizando essa gramática.</text:p>
      <text:p text:style-name="P4"/>
      <text:p text:style-name="P5">2) Dada a gramática A → AA | (A) | <text:span text:style-name="T4"></text:span></text:p>
      <text:p text:style-name="P9">a) Descreva a linguagem que ela gera.</text:p>
      <text:p text:style-name="P9">b) Mostre que ela é ambígua.</text:p>
      <text:p text:style-name="P5"/>
      <text:p text:style-name="P5">3) Dada a gramática:</text:p>
      <text:p text:style-name="P6">exp → exp soma termo | termo</text:p>
      <text:p text:style-name="P6">soma → + | -</text:p>
      <text:p text:style-name="P6">termo → termo mult fator | fator</text:p>
      <text:p text:style-name="P6">mult → *</text:p>
      <text:p text:style-name="P6">fator → (exp) | número</text:p>
      <text:p text:style-name="P6">Escreva derivações à esquerda, árvores de análise sintática e árvores sintáticas para as expressões a seguir:</text:p>
      <text:p text:style-name="P6">a) 3+4*5-6</text:p>
      <text:p text:style-name="P6">b) 3*(4-5+6)</text:p>
      <text:p text:style-name="P6">c) 3-(4+5*6)</text:p>
      <text:p text:style-name="P6"/>
      <text:p text:style-name="P5">4) Escreva uma gramática para expressões booleanas contendo as constantes verd e falso, os operadores e, ou e não e parênteses. O operador ou deve ter precedência menor que e, e este último deve ter precedência menor que não. A repetição de nãos deve ser permitida (como em não não verd), e a gramática não pode ser ambígua.</text:p>
      <text:p text:style-name="P5"/>
      <text:p text:style-name="P5">5) Considere a gramática a seguir, que representa expressões simplificadas em LISP.</text:p>
      <text:p text:style-name="P6">lexp → átomo | lista</text:p>
      <text:p text:style-name="P6">átomo → número | identificador</text:p>
      <text:p text:style-name="P6">lista → (lexp-seq)</text:p>
      <text:p text:style-name="P6">lexp-seq → lexp-seq lexp | lexp</text:p>
      <text:p text:style-name="P6">a) Escreva derivações à esquerda e à direita para a cadeia (a 23 (m x y)).</text:p>
      <text:p text:style-name="P6">b) Desenhe uma árvore de análise sintática para a cadeia da parte (a).</text:p>
      <text:p text:style-name="P6"/>
      <text:p text:style-name="P5"><text:soft-page-break/>6) Dada a gramática a seguir:</text:p>
      <text:p text:style-name="P8">decl → if-decl | outra | <text:span text:style-name="T4"></text:span></text:p>
      <text:p text:style-name="P6">if-decl → if (exp) decl else-parte</text:p>
      <text:p text:style-name="P8">else-parte → else decl | <text:span text:style-name="T4"></text:span></text:p>
      <text:p text:style-name="P6"><text:span text:style-name="T8">exp → 0 | 1</text:span> </text:p>
      <text:p text:style-name="P6">a) Desenhe uma árvore de análise sintática para a cadeia if(0) if(1) outra else else outra</text:p>
      <text:p text:style-name="P6">b) Para que servem os dois elses?</text:p>
      <text:p text:style-name="P6">c) Algum código similar é admissível em C? Explique.</text:p>
      <text:p text:style-name="P6"/>
      <text:p text:style-name="P6">7) Sinais de subtração unários podem ser acrescentados de diferentes maneiras à gramática de expressões aritméticas simples do Exercício 3. Reveja a BNF para cada um dos casos abaixo, para que a regra apresentada seja satisfeita.</text:p>
      <text:p text:style-name="P6">a) No máximo um sinal unário de subtração é permitido em cada expressão, e deve aparecer no início de uma expressão; por exemplo, -2-3 é legal e -2-(-3) também é legal, mas -2- -3 é ilegal.</text:p>
      <text:p text:style-name="P6">b) No máximo um sinal unário de subtração é permitido antes de qualquer quantidade de parênteses à esquerda, assim -2 - - 3 é legal, mas - - 2 e -2 - - - 3 não são.</text:p>
      <text:p text:style-name="P6">c) Uma quantidade arbitrária de sinais unários de subtração é permitida antes de números e parênteses à esquerda, portanto todas as expressões acima são legais.</text:p>
      <text:p text:style-name="P6"/>
      <text:p text:style-name="P7">8) Considere a simplificação a seguir da gramática do Exercício 5.</text:p>
      <text:p text:style-name="P7">lexp → número | (op lexp-seq)</text:p>
      <text:p text:style-name="P7">op → + | - | *</text:p>
      <text:p text:style-name="P7">lexp-seq → lexp-seq lexp | lexp</text:p>
      <text:p text:style-name="P7">Essa gramática pode ser vista como uma representação de expressões aritméticas de inteiros simples em forma prefixa similar a LISP. Por exemplo, a expressão 34-3*42 seria escrita nessa gramática como (-34 (* 3 42)).</text:p>
      <text:p text:style-name="P7">a) Que interpresentação seria dada às expressões legais (- 2 3 4) e (- 2)? E às expressões (+ 2) e (* 2)?</text:p>
      <text:p text:style-name="P7">b) Precedência e associatividade são problemas para essa gramática? A gramática é ambígua?</text:p>
      <text:p text:style-name="P7"/>
      <text:p text:style-name="P7">9) Considere o programa TINY a seguir:</text:p>
      <text:p text:style-name="P7">read x;</text:p>
      <text:p text:style-name="P7">x := x + 1;</text:p>
      <text:p text:style-name="P7">write x</text:p>
      <text:p text:style-name="P7">a) Desenhe a árvore de análise sintática TINY.</text:p>
      <text:p text:style-name="P7">b) Desenhe a árvore sintática TIN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Padrão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style:contextual-spacing="false" fo:text-indent="0.6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lide_20_de_20_título_7e_LT_7e_Gliederung_20_1" style:display-name="Slide de título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style:text-outline="false" style:text-line-through-style="none" style:font-name="Mangal" fo:font-family="Mangal" style:font-family-generic="roman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lide_20_de_20_título_7e_LT_7e_Gliederung_20_2" style:display-name="Slide de título~LT~Gliederung 2" style:family="paragraph" style:parent-style-name="Slide_20_de_20_título_7e_LT_7e_Gliederung_20_1" style:default-outline-level="">
      <style:paragraph-properties fo:margin-top="0cm" fo:margin-bottom="0.4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lide_20_de_20_título_7e_LT_7e_Gliederung_20_3" style:display-name="Slide de título~LT~Gliederung 3" style:family="paragraph" style:parent-style-name="Slide_20_de_20_título_7e_LT_7e_Gliederung_20_2" style:default-outline-level="">
      <style:paragraph-properties fo:margin-top="0cm" fo:margin-bottom="0.3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4" style:display-name="Slide de título~LT~Gliederung 4" style:family="paragraph" style:parent-style-name="Slide_20_de_20_título_7e_LT_7e_Gliederung_20_3" style:default-outline-level="">
      <style:paragraph-properties fo:margin-top="0cm" fo:margin-bottom="0.199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5" style:display-name="Slide de título~LT~Gliederung 5" style:family="paragraph" style:parent-style-name="Slide_20_de_20_título_7e_LT_7e_Gliederung_20_4" style:default-outline-level="">
      <style:paragraph-properties fo:margin-top="0cm" fo:margin-bottom="0.101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6" style:display-name="Slide de título~LT~Gliederung 6" style:family="paragraph" style:parent-style-name="Slide_20_de_20_título_7e_LT_7e_Gliederung_20_5" style:default-outline-level="">
      <style:paragraph-properties fo:margin-top="0cm" fo:margin-bottom="0.101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7" style:display-name="Slide de título~LT~Gliederung 7" style:family="paragraph" style:parent-style-name="Slide_20_de_20_título_7e_LT_7e_Gliederung_20_6" style:default-outline-level="">
      <style:paragraph-properties fo:margin-top="0cm" fo:margin-bottom="0.101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8" style:display-name="Slide de título~LT~Gliederung 8" style:family="paragraph" style:parent-style-name="Slide_20_de_20_título_7e_LT_7e_Gliederung_20_7" style:default-outline-level="">
      <style:paragraph-properties fo:margin-top="0cm" fo:margin-bottom="0.101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9" style:display-name="Slide de título~LT~Gliederung 9" style:family="paragraph" style:parent-style-name="Slide_20_de_20_título_7e_LT_7e_Gliederung_20_8" style:default-outline-level="">
      <style:paragraph-properties fo:margin-top="0cm" fo:margin-bottom="0.101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Titel" style:display-name="Slide de título~LT~Titel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font-name="Mangal" fo:font-family="Mangal" style:font-family-generic="roman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lide_20_de_20_título_7e_LT_7e_Untertitel" style:display-name="Slide de títul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lide_20_de_20_título_7e_LT_7e_Notizen" style:display-name="Slide de título~LT~Notizen" style:family="paragraph" style:default-outline-level="">
      <style:paragraph-properties fo:margin-left="0.6cm" fo:margin-right="0cm" fo:orphans="2" fo:widows="2" fo:text-indent="-0.6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lide_20_de_20_título_7e_LT_7e_Hintergrundobjekte" style:display-name="Slide de título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lide_20_de_20_título_7e_LT_7e_Hintergrund" style:display-name="Slide de título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orphans="2" fo:widows="2" fo:text-indent="-0.6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style:text-outline="false" style:text-line-through-style="none" style:font-name="Mangal" fo:font-family="Mangal" style:font-family-generic="roman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cm" fo:margin-bottom="0.4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cm" fo:margin-bottom="0.3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cm" fo:margin-bottom="0.199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cm" fo:margin-bottom="0.101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cm" fo:margin-bottom="0.101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cm" fo:margin-bottom="0.101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cm" fo:margin-bottom="0.101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cm" fo:margin-bottom="0.101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1" style:display-name="Título e conteúdo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style:text-outline="false" style:text-line-through-style="none" style:font-name="Mangal" fo:font-family="Mangal" style:font-family-generic="roman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e_20_conteúdo_7e_LT_7e_Gliederung_20_2" style:display-name="Título e conteúdo~LT~Gliederung 2" style:family="paragraph" style:parent-style-name="Título_20_e_20_conteúdo_7e_LT_7e_Gliederung_20_1" style:default-outline-level="">
      <style:paragraph-properties fo:margin-top="0cm" fo:margin-bottom="0.4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_20_e_20_conteúdo_7e_LT_7e_Gliederung_20_3" style:display-name="Título e conteúdo~LT~Gliederung 3" style:family="paragraph" style:parent-style-name="Título_20_e_20_conteúdo_7e_LT_7e_Gliederung_20_2" style:default-outline-level="">
      <style:paragraph-properties fo:margin-top="0cm" fo:margin-bottom="0.3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4" style:display-name="Título e conteúdo~LT~Gliederung 4" style:family="paragraph" style:parent-style-name="Título_20_e_20_conteúdo_7e_LT_7e_Gliederung_20_3" style:default-outline-level="">
      <style:paragraph-properties fo:margin-top="0cm" fo:margin-bottom="0.199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5" style:display-name="Título e conteúdo~LT~Gliederung 5" style:family="paragraph" style:parent-style-name="Título_20_e_20_conteúdo_7e_LT_7e_Gliederung_20_4" style:default-outline-level="">
      <style:paragraph-properties fo:margin-top="0cm" fo:margin-bottom="0.101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6" style:display-name="Título e conteúdo~LT~Gliederung 6" style:family="paragraph" style:parent-style-name="Título_20_e_20_conteúdo_7e_LT_7e_Gliederung_20_5" style:default-outline-level="">
      <style:paragraph-properties fo:margin-top="0cm" fo:margin-bottom="0.101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7" style:display-name="Título e conteúdo~LT~Gliederung 7" style:family="paragraph" style:parent-style-name="Título_20_e_20_conteúdo_7e_LT_7e_Gliederung_20_6" style:default-outline-level="">
      <style:paragraph-properties fo:margin-top="0cm" fo:margin-bottom="0.101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8" style:display-name="Título e conteúdo~LT~Gliederung 8" style:family="paragraph" style:parent-style-name="Título_20_e_20_conteúdo_7e_LT_7e_Gliederung_20_7" style:default-outline-level="">
      <style:paragraph-properties fo:margin-top="0cm" fo:margin-bottom="0.101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9" style:display-name="Título e conteúdo~LT~Gliederung 9" style:family="paragraph" style:parent-style-name="Título_20_e_20_conteúdo_7e_LT_7e_Gliederung_20_8" style:default-outline-level="">
      <style:paragraph-properties fo:margin-top="0cm" fo:margin-bottom="0.101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Titel" style:display-name="Título e conteúdo~LT~Titel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font-name="Mangal" fo:font-family="Mangal" style:font-family-generic="roman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e_20_conteúdo_7e_LT_7e_Untertitel" style:display-name="Título e conteúd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e_20_conteúdo_7e_LT_7e_Notizen" style:display-name="Título e conteúdo~LT~Notizen" style:family="paragraph" style:default-outline-level="">
      <style:paragraph-properties fo:margin-left="0.6cm" fo:margin-right="0cm" fo:orphans="2" fo:widows="2" fo:text-indent="-0.6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e_20_conteúdo_7e_LT_7e_Hintergrundobjekte" style:display-name="Título e conteúdo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ítulo_20_e_20_conteúdo_7e_LT_7e_Hintergrund" style:display-name="Título e conteúdo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0T11:37:56.752000000</meta:creation-date>
    <dc:date>2014-09-30T09:27:13.106000000</dc:date>
    <meta:editing-duration>PT4H17M31S</meta:editing-duration>
    <meta:editing-cycles>7</meta:editing-cycles>
    <meta:generator>LibreOffice/4.1.3.2$Windows_x86 LibreOffice_project/70feb7d99726f064edab4605a8ab840c50ec57a</meta:generator>
    <meta:document-statistic meta:table-count="0" meta:image-count="0" meta:object-count="0" meta:page-count="2" meta:paragraph-count="50" meta:word-count="561" meta:character-count="2985" meta:non-whitespace-character-count="2473"/>
  </office:meta>
</office:document-meta>
</file>